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ource Serif Pro', serif"/>
    <style:font-face style:name="Open Sans1" svg:font-family="'Open Sans', sans-serif"/>
    <style:font-face style:name="Open Sans2" svg:font-family="'Open Sans', sans-serif" style:font-family-generic="swiss"/>
    <style:font-face style:name="OpenSymbol" svg:font-family="OpenSymbol" style:font-charset="x-symbol"/>
    <style:font-face style:name="Source Serif Pro" svg:font-family="'Source Serif Pro', serif"/>
  </office:font-face-decls>
  <office:automatic-styles>
    <style:style style:name="P1" style:family="paragraph" style:parent-style-name="Text_20_body">
      <style:text-properties fo:color="#000000" loext:opacity="100%"/>
    </style:style>
    <style:style style:name="P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style:style>
    <style:style style:name="P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officeooo:paragraph-rsid="002b386f"/>
    </style:style>
    <style:style style:name="P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officeooo:paragraph-rsid="002ce8ce"/>
    </style:style>
    <style:style style:name="P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officeooo:paragraph-rsid="002d4569"/>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style:font-weight-asian="normal" style:font-weight-complex="normal"/>
    </style:style>
    <style:style style:name="P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officeooo:paragraph-rsid="0023940d" style:font-weight-asian="normal" style:font-weight-complex="normal"/>
    </style:style>
    <style:style style:name="P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officeooo:paragraph-rsid="002d4569" style:font-weight-asian="normal" style:font-weight-complex="normal"/>
    </style:style>
    <style:style style:name="P1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bold" style:font-weight-asian="bold" style:font-weight-complex="bold"/>
    </style:style>
    <style:style style:name="P1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bold" officeooo:paragraph-rsid="0023940d" style:font-weight-asian="bold" style:font-weight-complex="bold"/>
    </style:style>
    <style:style style:name="P12" style:family="paragraph" style:parent-style-name="Text_20_body">
      <style:paragraph-properties fo:margin-left="0cm" fo:margin-right="0cm" fo:margin-top="0cm" fo:margin-bottom="0cm" style:contextual-spacing="false" fo:orphans="2" fo:widows="2" fo:text-indent="0cm" style:auto-text-indent="false" fo:padding="0cm" fo:border="none">
        <style:tab-stops>
          <style:tab-stop style:position="5.212cm"/>
        </style:tab-stops>
      </style:paragraph-properties>
      <style:text-properties fo:font-variant="normal" fo:text-transform="none" fo:color="#000000" loext:opacity="100%" style:font-name="Open Sans" fo:font-size="13.5pt" fo:letter-spacing="normal" fo:font-style="normal" fo:font-weight="bold" style:font-weight-asian="bold" style:font-weight-complex="bold"/>
    </style:style>
    <style:style style:name="P13" style:family="paragraph" style:parent-style-name="Text_20_body">
      <style:text-properties fo:font-variant="normal" fo:text-transform="none" fo:color="#000000" loext:opacity="100%" fo:letter-spacing="normal" fo:font-weight="normal" officeooo:rsid="002e11d8" officeooo:paragraph-rsid="002e11d8" style:font-weight-asian="normal" style:font-weight-complex="normal"/>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2d4569"/>
    </style:style>
    <style:style style:name="P16" style:family="paragraph" style:parent-style-name="Heading_20_2">
      <style:text-properties fo:color="#000000" loext:opacity="100%" fo:font-size="14pt" fo:font-weight="bold" style:font-size-asian="14pt" style:font-weight-asian="bold" style:font-size-complex="14pt" style:font-weight-complex="bold"/>
    </style:style>
    <style:style style:name="P17"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8" style:family="paragraph" style:parent-style-name="Text_20_body" style:list-style-name="L2">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9"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20"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22" style:family="paragraph" style:parent-style-name="Text_20_body">
      <style:text-properties fo:font-variant="normal" fo:text-transform="none" fo:color="#000000" loext:opacity="100%" style:font-name="Open Sans1" fo:font-size="14pt" fo:letter-spacing="-0.026cm" fo:font-style="normal" fo:font-weight="bold" style:font-size-asian="14pt" style:font-weight-asian="bold" style:font-size-complex="14pt" style:font-weight-complex="bold"/>
    </style:style>
    <style:style style:name="P23"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1" fo:font-size="14pt" fo:letter-spacing="-0.026cm" fo:font-style="normal" fo:font-weight="bold" style:font-size-asian="14pt" style:font-weight-asian="bold" style:font-size-complex="14pt" style:font-weight-complex="bold"/>
    </style:style>
    <style:style style:name="P24" style:family="paragraph" style:parent-style-name="Text_20_body">
      <style:text-properties fo:font-variant="normal" fo:text-transform="none" fo:color="#000000" loext:opacity="100%" style:font-name="Open Sans1" fo:font-size="14pt" fo:letter-spacing="-0.026cm" fo:font-style="normal" fo:font-weight="normal" style:font-size-asian="14pt" style:font-weight-asian="normal" style:font-size-complex="14pt" style:font-weight-complex="normal"/>
    </style:style>
    <style:style style:name="P25" style:family="paragraph" style:parent-style-name="Text_20_body">
      <style:text-properties fo:font-variant="normal" fo:text-transform="none" fo:color="#000000" loext:opacity="100%" style:font-name="Open Sans1" fo:font-size="14pt" fo:letter-spacing="-0.026cm" fo:font-style="normal" fo:font-weight="normal" officeooo:rsid="002e11d8" officeooo:paragraph-rsid="002e11d8" style:font-size-asian="14pt" style:font-weight-asian="normal" style:font-size-complex="14pt" style:font-weight-complex="normal"/>
    </style:style>
    <style:style style:name="P26"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bold" style:font-weight-asian="bold" style:font-weight-complex="bold"/>
    </style:style>
    <style:style style:name="P27"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bold" officeooo:paragraph-rsid="0023940d" style:font-weight-asian="bold" style:font-weight-complex="bold"/>
    </style:style>
    <style:style style:name="P28"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bold" style:font-weight-asian="bold" style:font-weight-complex="bold"/>
    </style:style>
    <style:style style:name="P29"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officeooo:paragraph-rsid="0023940d" style:font-weight-asian="normal" style:font-weight-complex="normal"/>
    </style:style>
    <style:style style:name="P30"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style:font-weight-asian="normal" style:font-weight-complex="normal"/>
    </style:style>
    <style:style style:name="P31"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officeooo:paragraph-rsid="0023940d" style:font-weight-asian="normal" style:font-weight-complex="normal"/>
    </style:style>
    <style:style style:name="P3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officeooo:paragraph-rsid="002d4569"/>
    </style:style>
    <style:style style:name="P33" style:family="paragraph" style:parent-style-name="Text_20_body">
      <style:text-properties fo:font-variant="normal" fo:text-transform="none" fo:color="#000000" loext:opacity="100%" style:font-name="Open Sans" fo:font-size="13.5pt" fo:letter-spacing="-0.026cm" fo:font-style="normal" fo:font-weight="normal" officeooo:rsid="002e11d8" officeooo:paragraph-rsid="002e11d8" style:font-size-asian="14pt" style:font-weight-asian="normal" style:font-size-complex="14pt" style:font-weight-complex="normal"/>
    </style:style>
    <style:style style:name="P34"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T1" style:family="text">
      <style:text-properties fo:font-variant="normal" fo:text-transform="none" style:font-name="Source Serif Pro" fo:font-size="13.5pt" fo:letter-spacing="normal" fo:font-style="normal" fo:font-weight="normal"/>
    </style:style>
    <style:style style:name="T2" style:family="text">
      <style:text-properties fo:font-variant="normal" fo:text-transform="none" style:font-name="Source Serif Pro" fo:font-size="13.5pt" fo:letter-spacing="normal" fo:font-style="normal" fo:font-weight="normal" loext:padding="0cm" loext:border="none"/>
    </style:style>
    <style:style style:name="T3" style:family="text">
      <style:text-properties fo:font-variant="normal" fo:text-transform="none" style:font-name="Source Serif Pro" fo:font-size="13.5pt" fo:letter-spacing="normal" fo:font-style="normal" fo:font-weight="bold" style:font-weight-asian="bold" style:font-weight-complex="bold" loext:padding="0cm" loext:border="none"/>
    </style:style>
    <style:style style:name="T4" style:family="text">
      <style:text-properties fo:font-variant="normal" fo:text-transform="none" fo:color="#000000" loext:opacity="100%" style:font-name="Source Serif Pro" fo:font-size="13.5pt" fo:letter-spacing="normal" fo:font-style="normal" fo:font-weight="normal"/>
    </style:style>
    <style:style style:name="T5" style:family="text">
      <style:text-properties fo:font-variant="normal" fo:text-transform="none" fo:color="#000000" loext:opacity="100%" style:font-name="Source Serif Pro" fo:font-size="13.5pt" fo:letter-spacing="normal" fo:font-style="normal" fo:font-weight="normal" loext:padding="0cm" loext:border="none"/>
    </style:style>
    <style:style style:name="T6" style:family="text">
      <style:text-properties fo:font-variant="normal" fo:text-transform="none" fo:color="#000000" loext:opacity="100%" style:font-name="Source Serif Pro" fo:font-size="13.5pt" fo:letter-spacing="normal" fo:font-style="normal" fo:font-weight="bold" style:font-weight-asian="bold" style:font-weight-complex="bold" loext:padding="0cm" loext:border="none"/>
    </style:style>
    <style:style style:name="T7" style:family="text">
      <style:text-properties fo:font-variant="normal" fo:text-transform="none" fo:color="#000000" loext:opacity="100%" style:font-name="Open Sans" fo:font-size="13.5pt" fo:letter-spacing="normal" fo:font-style="normal" fo:font-weight="normal" style:font-weight-asian="normal" style:font-weight-complex="normal"/>
    </style:style>
    <style:style style:name="T8" style:family="text">
      <style:text-properties fo:font-variant="normal" fo:text-transform="none" fo:color="#000000" loext:opacity="100%" style:font-name="Open Sans" fo:font-size="13.5pt" fo:letter-spacing="normal" fo:font-style="normal" fo:font-weight="normal" officeooo:rsid="002d4569" style:font-weight-asian="normal" style:font-weight-complex="normal"/>
    </style:style>
    <style:style style:name="T9" style:family="text">
      <style:text-properties fo:font-variant="normal" fo:text-transform="none" style:font-name="Open Sans1" fo:letter-spacing="-0.026cm" fo:font-style="normal"/>
    </style:style>
    <style:style style:name="T10" style:family="text">
      <style:text-properties officeooo:rsid="00204400"/>
    </style:style>
    <style:style style:name="T11" style:family="text">
      <style:text-properties style:font-name="Open Sans2" officeooo:rsid="00204400"/>
    </style:style>
    <style:style style:name="T12" style:family="text">
      <style:text-properties style:font-name="Open Sans1" fo:font-size="14pt" fo:letter-spacing="-0.026cm" fo:font-style="normal" style:font-size-asian="14pt" style:font-size-complex="14pt"/>
    </style:style>
    <style:style style:name="T13" style:family="text">
      <style:text-properties officeooo:rsid="0023940d"/>
    </style:style>
    <style:style style:name="T14" style:family="text">
      <style:text-properties fo:font-weight="bold" style:font-weight-asian="bold" style:font-weight-complex="bold"/>
    </style:style>
    <style:style style:name="T15" style:family="text">
      <style:text-properties style:font-name="Open Sans" fo:font-size="13.5pt" fo:letter-spacing="-0.026cm" fo:font-style="normal" style:font-size-asian="14pt" style:font-size-complex="14pt"/>
    </style:style>
    <style:style style:name="T16" style:family="text">
      <style:text-properties fo:color="#54595b" loext:opacity="100%"/>
    </style:style>
    <style:style style:name="T17" style:family="text">
      <style:text-properties fo:color="#54595b" loext:opacity="100%" officeooo:rsid="002b386f"/>
    </style:style>
    <style:style style:name="T18" style:family="text">
      <style:text-properties style:font-weight-asian="normal" style:font-weight-complex="normal"/>
    </style:style>
    <style:style style:name="T19" style:family="text">
      <style:text-properties officeooo:rsid="002b386f" style:font-weight-asian="normal" style:font-weight-complex="normal"/>
    </style:style>
    <style:style style:name="T20" style:family="text">
      <style:text-properties officeooo:rsid="002ce8ce" style:font-weight-asian="normal" style:font-weight-complex="normal"/>
    </style:style>
    <style:style style:name="T21" style:family="text">
      <style:text-properties officeooo:rsid="002b386f"/>
    </style:style>
    <style:style style:name="T22" style:family="text">
      <style:text-properties officeooo:rsid="002ce8ce"/>
    </style:style>
    <style:style style:name="T23" style:family="text">
      <style:text-properties officeooo:rsid="002f9fa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3">D</text:span>esenvolvendo sistemas inteligentes</text:p>
      <text:p text:style-name="Text_20_body"/>
      <text:p text:style-name="P21"><text:span text:style-name="T23">D</text:span>esenvolver uma solução baseada em Inteligência Artificial para otimizar o uso de recursos em um hospital público de grande porte.</text:p>
      <text:p text:style-name="P2">A IA deve gerenciar a alocação de leitos, a programação de cirurgias e a distribuição de profissionais de saúde (médicos, enfermeiros, técnicos), levando em consideração variáveis como a demanda por atendimentos, a gravidade dos casos, os horários das consultas e cirurgias, e as condições dos pacientes.</text:p>
      <text:p text:style-name="P2">Para o planejamento desta demanda:</text:p>
      <text:list xml:id="list1188776116" text:style-name="L1">
        <text:list-item>
          <text:p text:style-name="P17"><text:span text:style-name="Strong_20_Emphasis"><text:span text:style-name="T5">Identifique os desafios principais deste problema</text:span></text:span></text:p>
          <text:list>
            <text:list-item>
              <text:p text:style-name="P19">Quais são as variáveis mais críticas para otimizar a alocação de recursos neste ambiente?</text:p>
            </text:list-item>
            <text:list-item>
              <text:p text:style-name="P19">Quais dificuldades você pode prever ao tentar criar uma solução inteligente?</text:p>
            </text:list-item>
          </text:list>
        </text:list-item>
        <text:list-item>
          <text:p text:style-name="P17"><text:span text:style-name="Strong_20_Emphasis"><text:span text:style-name="T5">Explore estratégias inteligentes</text:span></text:span></text:p>
          <text:list>
            <text:list-item>
              <text:p text:style-name="P34"><text:span text:style-name="T4">Se você fosse implementar um </text:span><text:span text:style-name="Strong_20_Emphasis"><text:span text:style-name="T5">agente reativo</text:span></text:span><text:span text:style-name="T4">, como ele lidaria com o problema de alocação de recursos no hospital? Quais seriam as vantagens e limitações dessa abordagem?</text:span></text:p>
            </text:list-item>
            <text:list-item>
              <text:p text:style-name="P34"><text:span text:style-name="T4">Se você fosse usar um </text:span><text:span text:style-name="Strong_20_Emphasis"><text:span text:style-name="T5">agente baseado em objetivos</text:span></text:span><text:span text:style-name="T4">, como ele planejararia a alocação de recursos de forma mais eficiente? Quais seriam os possíveis obstáculos dessa abordagem?</text:span></text:p>
            </text:list-item>
            <text:list-item>
              <text:p text:style-name="P34"><text:span text:style-name="T4">Considerando um </text:span><text:span text:style-name="Strong_20_Emphasis"><text:span text:style-name="T5">agente baseado em utilidade</text:span></text:span><text:span text:style-name="T4">, como ele avaliaria as diferentes alternativas de alocação de recursos? O que poderia ser um critério de utilidade eficaz nesse contexto?</text:span></text:p>
            </text:list-item>
          </text:list>
        </text:list-item>
        <text:list-item>
          <text:p text:style-name="P17"><text:span text:style-name="Strong_20_Emphasis"><text:span text:style-name="T5">Reflita sobre o caso</text:span></text:span></text:p>
          <text:p text:style-name="P17"><text:span text:style-name="Strong_20_Emphasis"><text:span text:style-name="T5"/></text:span></text:p>
          <text:list>
            <text:list-item>
              <text:p text:style-name="P20">Considerando as alternativas de agentes reativos, baseados em objetivos e utilitários, qual estratégia você acredita que seria a mais eficaz para resolver este problema?</text:p>
            </text:list-item>
          </text:list>
        </text:list-item>
      </text:list>
      <text:p text:style-name="P1"/>
      <text:p text:style-name="P1"/>
      <text:p text:style-name="P1"/>
      <text:p text:style-name="P1"/>
      <text:p text:style-name="P1"><text:soft-page-break/><text:span text:style-name="Strong_20_Emphasis"><text:span text:style-name="T3">Agentes reativos:</text:span></text:span><text:span text:style-name="T1"> São agentes que respondem a eventos ou mudanças no ambiente de maneira imediata, sem planejamento prévio. Eles podem ser eficazes para situações onde a resposta rápida a mudanças inesperadas, como aumento da demanda de pacientes ou emergências médicas, é essencial. No entanto, sua limitação é a falta de planejamento estratégico de longo prazo. Como, por exemplo, um agente reativo poderia reagir à necessidade urgente de leitos ou profissionais sem uma visão ampla do ambiente hospitalar?</text:span></text:p>
      <text:list xml:id="list1708043815" text:style-name="L2">
        <text:list-item>
          <text:p text:style-name="P18"><text:span text:style-name="Strong_20_Emphasis"><text:span text:style-name="T6">Agentes baseados em objetivos:</text:span></text:span><text:span text:style-name="T4"> Esses agentes têm um objetivo específico e fazem escolhas com base em um planejamento para alcançar esse objetivo. Em um hospital, isso pode significar a alocação de leitos e recursos de maneira a atender a maior quantidade de pacientes com o maior nível de eficiência possível. Essa abordagem permite uma visão mais estratégica do uso dos recursos, mas enfrenta dificuldades quando o ambiente muda rapidamente, como em situações de emergência. Como um agente baseado em objetivos poderia priorizar pacientes e recursos durante picos de demanda, levando em conta a gravidade dos casos?</text:span></text:p>
          <text:p text:style-name="P18"><text:span text:style-name="T4"/></text:p>
        </text:list-item>
        <text:list-item>
          <text:p text:style-name="P18"><text:span text:style-name="Strong_20_Emphasis"><text:span text:style-name="T6">Agentes utilitários:</text:span></text:span><text:span text:style-name="T4"> Esses agentes avaliam diferentes opções de alocação de recursos com base em uma função de utilidade que mede o “valor” de cada escolha. No contexto hospitalar, um critério de utilidade poderia ser a maximização da saúde dos pacientes ou a minimização do tempo de espera. Essa abordagem permite otimizar recursos com base em múltiplos critérios, mas pode ser difícil determinar uma função de utilidade que capture corretamente todas as prioridades do ambiente hospitalar. Quais fatores poderiam ser considerados ao definir uma função de utilidade eficaz para a alocação de leitos e equipes médicas?</text:span></text:p>
        </text:list-item>
      </text:list>
      <text:p text:style-name="P14"><text:span text:style-name="T4">Uma possível solução pode ser a implementação de um </text:span><text:span text:style-name="Strong_20_Emphasis"><text:span text:style-name="T5">agente baseado em objetivos</text:span></text:span><text:span text:style-name="T4">, que priorizaria a alocação de recursos com base na gravidade dos casos e na urgência das cirurgias, garantindo uma melhor distribuição de profissionais de saúde e leitos. Um critério de utilidade eficaz poderia ser o tempo de espera dos pacientes, a gravidade dos atendimentos e a quantidade de recursos disponíveis.</text:span></text:p>
      <text:p text:style-name="P1"/>
      <text:p text:style-name="P1"/>
      <text:p text:style-name="P1"/>
      <text:p text:style-name="P1"/>
      <text:p text:style-name="P1"><text:soft-page-break/></text:p>
      <text:h text:style-name="P16" text:outline-level="2"><text:span text:style-name="T11">Exemplo prático</text:span><text:span text:style-name="T10"> </text:span><text:span text:style-name="T9">Implementação da IA na administração de recursos de um hospital</text:span></text:h>
      <text:p text:style-name="P22"/>
      <text:list xml:id="list1242706601" text:style-name="L3">
        <text:list-item>
          <text:p text:style-name="P23">Principais desafios do problema</text:p>
          <text:p text:style-name="P23"/>
        </text:list-item>
      </text:list>
      <text:p text:style-name="P7">Escassez de recursos: leitos, salas de cirurgia, equipamentos, profissionais de saúde não são infinitos.</text:p>
      <text:p text:style-name="P7">Alta variabilidade da demanda: emergências podem surgir a qualquer momento e quebrar o planejamento prévio.</text:p>
      <text:p text:style-name="P7">Complexidade nas restrições: um leito pode exigir isolamento, um cirurgião pode só estar disponível em certos horários, um paciente pode precisar de UTI após a cirurgia.</text:p>
      <text:p text:style-name="P7">Interdependência de decisões: liberar um leito depende de alta médica, que depende da evolução clínica, que por sua vez pode depender de outro setor (laboratório, exames, etc.).</text:p>
      <text:p text:style-name="P7">Impacto humano e ético: a priorização de pacientes envolve critérios médicos, legais e éticos — não é só uma questão de “otimização matemática”.</text:p>
      <text:p text:style-name="P7">Dados incompletos ou inconsistentes: informações de pacientes nem sempre chegam em tempo real ou em formato padronizado.</text:p>
      <text:p text:style-name="P7"/>
      <text:p text:style-name="P7"><text:s/>1. Ambiente dinâmico e imprevisível • Emergências médicas, mudanças no estado dos pacientes e disponibilidade de leitos ou profissionais ocorrem em tempo real. 2. Recursos escassos e críticos • Leitos, salas cirúrgicas, profissionais qualificados e tempo são limitados. 3. Alto nível de variáveis interdependentes • Um atraso em uma cirurgia pode impactar toda a programação do dia. • A alocação de um médico para uma emergência pode deixar outro setor descoberto. 4. Múltiplos critérios de prioridade • Gravidade do paciente, tempo de espera, especialidade médica, complexidade do procedimento, entre outros. 5. Integração com sistemas legados • Sistemas hospitalares antigos (prontuários, agendamentos) podem dificultar a integração de uma IA moderna. 6. Regulamentações e ética • A IA deve respeitar diretrizes do SUS, protocolos médicos, privacidade de dados e critérios éticos.</text:p>
      <text:list xml:id="list1965397498" text:style-name="L4">
        <text:list-header>
          <text:p text:style-name="P29"/>
        </text:list-header>
      </text:list>
      <text:p text:style-name="P11"/>
      <text:p text:style-name="P11"/>
      <text:p text:style-name="P11"><text:soft-page-break/></text:p>
      <text:p text:style-name="P11"/>
      <text:p text:style-name="P11"><text:span text:style-name="T13">2.</text:span>Variáveis críticas para otimização</text:p>
      <text:p text:style-name="P8"/>
      <text:p text:style-name="P7">Gravidade dos casos (emergência, urgência, eletivo).</text:p>
      <text:p text:style-name="P7">Tempo de internação previsto (ocupação média de leitos).</text:p>
      <text:p text:style-name="P7">Disponibilidade de leitos (UTI, enfermaria, isolamento).</text:p>
      <text:p text:style-name="P7">Agenda de cirurgias (tempo de sala, equipe necessária, prioridade).</text:p>
      <text:p text:style-name="P7">Disponibilidade de profissionais (médicos especialistas, enfermeiros, técnicos).</text:p>
      <text:p text:style-name="P7">Condições do paciente (comorbidades, idade, necessidade de equipamentos específicos).</text:p>
      <text:p text:style-name="P7">Fluxo de entrada/saída (taxa de admissões, altas e transferências).</text:p>
      <text:p text:style-name="P7"/>
      <text:p text:style-name="P7"/>
      <text:list xml:id="list69251705" text:style-name="L5">
        <text:list-header>
          <text:p text:style-name="P26"><text:span text:style-name="T13">3. </text:span>Dificuldades previstas</text:p>
          <text:p text:style-name="P26"/>
        </text:list-header>
      </text:list>
      <text:p text:style-name="P7">Lidar com incerteza e imprevistos (ex.: paciente em estado crítico chega e precisa furar fila).</text:p>
      <text:p text:style-name="P7">Integração com sistemas hospitalares existentes (muitas vezes antigos e fragmentados).</text:p>
      <text:p text:style-name="P7">Aceitação dos profissionais de saúde (confiança no sistema e usabilidade prática).</text:p>
      <text:p text:style-name="P7">Balancear eficiência e ética (um algoritmo pode sugerir algo “ótimo” matematicamente, mas inaceitável do ponto de vista humano).</text:p>
      <text:list xml:id="list251533565" text:style-name="L6">
        <text:list-header>
          <text:p text:style-name="P30"/>
          <text:p text:style-name="P31"><text:span text:style-name="T14">Estratégias inteligentes</text:span><text:line-break/></text:p>
          <text:p text:style-name="P27">Agente Reativo </text:p>
        </text:list-header>
      </text:list>
      <text:p text:style-name="P7"><text:span text:style-name="T14">Como funciona: </text:span>toma decisões baseadas no estado atual (ex.: "se leito livre e paciente grave esperando → alocar").</text:p>
      <text:p text:style-name="P7">Regras do tipo "se... então..."</text:p>
      <text:p text:style-name="P7"><text:span text:style-name="T14">Vantagens: </text:span>rápido, simples, bom para emergências imediatas.</text:p>
      <text:p text:style-name="P4"><text:span text:style-name="T14">Limitações:</text:span><text:span text:style-name="T18"> </text:span>Sem capacidade de planejamento, <text:span text:style-name="T21">ou seja,</text:span><text:span text:style-name="T17"> </text:span><text:span text:style-name="T18">não planeja para o futuro; pode gerar </text:span><text:span text:style-name="T19">conflitos de </text:span><text:span text:style-name="T18">má alocação em médio prazo (ex.: ocupar leito com caso não tão grave e depois faltar para um crítico, </text:span><text:span text:style-name="T19">ou alocar dois pacientes no mesmo leito</text:span><text:span text:style-name="T18">).</text:span></text:p>
      <text:p text:style-name="P7"/>
      <text:p text:style-name="P7"/>
      <text:p text:style-name="P7"/>
      <text:p text:style-name="P7"><text:soft-page-break/></text:p>
      <text:p text:style-name="P12">Agente Baseado em Objetivos</text:p>
      <text:p text:style-name="P5"><text:span text:style-name="T14">Como funciona:</text:span><text:span text:style-name="T18"> define objetivos claros (ex.: “maximizar o atendimento de casos graves”, </text:span>minimizar tempo de espera, maximizar taxa de ocupação <text:span text:style-name="T18">ou “minimizar tempo de espera para cirurgia”) e toma decisões que ajudam a alcançá-los.</text:span></text:p>
      <text:p text:style-name="P7"/>
      <text:p text:style-name="P5"><text:span text:style-name="T14">Vantagens:</text:span><text:span text:style-name="T18"> </text:span>Mais flexível e estratégico, <text:span text:style-name="T22">p</text:span>ode balancear prioridades (ex: emergência vs. cirurgia agendada), <text:span text:style-name="T18">consegue planejar melhor os recursos, prever cenários futuros.</text:span></text:p>
      <text:p text:style-name="P3"><text:span text:style-name="T14">Limitações:</text:span><text:span text:style-name="T18"> pode ser difícil lidar com objetivos conflitantes (ex.: reduzir tempo de espera e maximizar taxa de ocupação de leitos). Requer modelos de previsão mais robustos, </text:span><text:span text:style-name="T20">r</text:span>equer algoritmos de busca/planejamento mais complexos, <text:span text:style-name="T22">p</text:span>ode ter dificuldades com mudanças repentinas no ambiente <text:span text:style-name="T22">e </text:span><text:s/>Exige mais poder computacional e integração de dados.</text:p>
      <text:p text:style-name="P7"/>
      <text:p text:style-name="P10">Agente Baseado em Utilidade</text:p>
      <text:p text:style-name="P6"><text:span text:style-name="T14">Como funciona:</text:span><text:span text:style-name="T18"> </text:span>Atribui um valor numérico (utilidade) a cada alternativa de alocação. </text:p>
      <text:p text:style-name="P6">• Escolhe a opção que maximiza a utilidade total (eficiência, satisfação do paciente, economia, etc). </text:p>
      <text:p text:style-name="P15"><text:span text:style-name="T7">• </text:span><text:span text:style-name="T8">A</text:span><text:span text:style-name="T7">valia cada decisão com base em uma função de utilidade que mede “o quão boa” é a solução.</text:span></text:p>
      <text:p text:style-name="P10">Critérios de utilidade possíveis:</text:p>
      <text:p text:style-name="P7">Reduzir mortalidade (prioridade máxima).</text:p>
      <text:p text:style-name="P7">Minimizar tempo médio de espera.</text:p>
      <text:p text:style-name="P7">Balancear carga de trabalho dos profissionais.</text:p>
      <text:p text:style-name="P7">Maximizar taxa de uso de leitos sem comprometer emergências.</text:p>
      <text:p text:style-name="P9">Custo da operação </text:p>
      <text:p text:style-name="P9">Satisfação dos profissionais </text:p>
      <text:p text:style-name="P9">Impacto social (ex: pacientes que sustentam família)</text:p>
      <text:p text:style-name="P7"/>
      <text:p text:style-name="P6"><text:span text:style-name="T14">Vantagens:</text:span><text:span text:style-name="T18"> </text:span>Mais inteligente na tomada de decisão complexa. • Permite priorização baseada em múltiplas dimensões (ética, custo, saúde)<text:span text:style-name="T16">, </text:span><text:span text:style-name="T18">permite equilibrar múltiplos fatores, adaptando-se a diferentes cenários.</text:span></text:p>
      <text:p text:style-name="P6"><text:span text:style-name="T14">Limitações: </text:span><text:span text:style-name="T18">d</text:span>ificuldade em definir uma função de utilidade justa e precisa. • Requer muitos dados e feedbacks para calibrar o sistema. • Pode ser questionado eticamente se a utilidade for mal definida<text:span text:style-name="T18">.</text:span></text:p>
      <text:list xml:id="list249178396" text:style-name="L7">
        <text:list-header>
          <text:p text:style-name="P28"><text:soft-page-break/><text:span text:style-name="T13">4. </text:span>Reflexão sobre a melhor estratégia</text:p>
          <text:p text:style-name="P28"/>
        </text:list-header>
      </text:list>
      <text:p text:style-name="P7">Agente Reativo seria útil para situações de emergência imediata, mas insuficiente como solução completa.</text:p>
      <text:p text:style-name="P7">Agente Baseado em Objetivos traria planejamento, mas poderia se perder em conflitos entre metas.</text:p>
      <text:p text:style-name="P7">Agente de Utilidade é o mais adequado para um hospital grande e complexo, pois permite ponderar múltiplos critérios (vida, tempo, recursos) e buscar o equilíbrio dinâmico.</text:p>
      <text:p text:style-name="P7">A solução ideal provavelmente seria híbrida:</text:p>
      <text:p text:style-name="P7">Reativo para emergências críticas em tempo real.</text:p>
      <text:p text:style-name="P7">Baseado em Objetivos para planejar agenda e alocação preventiva.</text:p>
      <text:p text:style-name="P7">Baseado em Utilidade para equilibrar decisões complexas e otimizar o uso global dos recursos.</text:p>
      <text:p text:style-name="P24"/>
      <text:p text:style-name="P25">Resumo usar estratégia hibrida, combinando os três tipos :</text:p>
      <text:p text:style-name="P13"><text:span text:style-name="T12">• </text:span><text:span text:style-name="T15">Reativo para emergências e decisões imediatas (ex: UTI, pronto-socorro). </text:span></text:p>
      <text:p text:style-name="P33">• Baseado em objetivos para planejar cirurgias, escalas e leitos ao longo da semana. </text:p>
      <text:p text:style-name="P33">• Baseado em utilidade para tomadas de decisão globais (ex: balancear recursos entre alas, ou em surt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ource Serif Pro', serif"/>
    <style:font-face style:name="Open Sans1" svg:font-family="'Open Sans', sans-serif"/>
    <style:font-face style:name="Open Sans2" svg:font-family="'Open Sans', sans-serif" style:font-family-generic="swiss"/>
    <style:font-face style:name="OpenSymbol" svg:font-family="OpenSymbol" style:font-charset="x-symbol"/>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9T13:44:57.548922755</meta:creation-date>
    <meta:generator>LibreOffice/7.3.7.2$Linux_X86_64 LibreOffice_project/30$Build-2</meta:generator>
    <dc:date>2025-09-15T10:05:43.584401648</dc:date>
    <meta:editing-duration>PT51M59S</meta:editing-duration>
    <meta:editing-cycles>15</meta:editing-cycles>
    <meta:document-statistic meta:table-count="0" meta:image-count="0" meta:object-count="0" meta:page-count="6" meta:paragraph-count="77" meta:word-count="1422" meta:character-count="9611" meta:non-whitespace-character-count="8267"/>
  </office:meta>
</office:document-meta>
</file>